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1.279cm"/>
    </style:style>
    <style:style style:name="co7" style:family="table-column">
      <style:table-column-properties fo:break-before="auto" style:column-width="2.776cm"/>
    </style:style>
    <style:style style:name="co8" style:family="table-column">
      <style:table-column-properties fo:break-before="auto" style:column-width="5.52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style:font-size-asian="12pt" style:font-size-complex="12pt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style:font-size-asian="12pt" style:font-size-complex="12pt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style:font-size-asian="12pt" style:font-size-complex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style:font-size-asian="12pt" style:font-size-complex="12pt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style:font-size-asian="12pt" style:font-size-complex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style:font-size-asian="12pt" style:font-size-complex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style:font-size-asian="12pt" style:font-size-complex="12pt" fo:hyphenate="true"/>
    </style:style>
    <style:style style:name="ce10" style:family="table-cell" style:parent-style-name="Default">
      <style:table-cell-properties style:text-align-source="fix" style:repeat-content="false"/>
      <style:paragraph-properties fo:text-align="center"/>
      <style:text-properties fo:color="#800000" fo:font-size="12pt" style:font-size-asian="12pt" style:font-size-complex="12p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12pt" style:language-asian="zxx" style:country-asian="none" style:font-name-complex="Ubuntu" style:font-size-complex="12pt" style:language-complex="zxx" style:country-complex="none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center"/>
      <style:text-properties fo:color="#008000" fo:font-size="12pt" style:font-size-asian="12pt" style:font-size-complex="12pt"/>
    </style:style>
    <style:style style:name="ce14" style:family="table-cell" style:parent-style-name="Default">
      <style:table-cell-properties fo:background-color="#ffcc99" style:text-align-source="fix" style:repeat-content="false"/>
      <style:paragraph-properties fo:text-align="center"/>
      <style:text-properties fo:color="#ff3333" fo:font-size="12pt" style:font-size-asian="12pt" style:font-size-complex="12pt"/>
    </style:style>
    <style:style style:name="ce15" style:family="table-cell" style:parent-style-name="Default">
      <style:table-cell-properties fo:background-color="#ffcc99" style:text-align-source="fix" style:repeat-content="false"/>
      <style:paragraph-properties fo:text-align="center"/>
      <style:text-properties fo:color="#ff0000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Pratibind Kumar Jha</text:p>
          </table:table-cell>
          <table:table-cell table:style-name="ce5" office:value-type="string">
            <text:p>ID:MT20120100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2" office:value-type="string">
            <text:p>Hours Spend</text:p>
          </table:table-cell>
          <table:table-cell/>
          <table:table-cell table:style-name="ce13" office:value-type="string">
            <text:p>UC.Design</text:p>
          </table:table-cell>
          <table:table-cell table:style-name="ce14" office:value-type="string">
            <text:p>UC4.Design+UC5.Design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4.design</text:p>
          </table:table-cell>
          <table:table-cell table:style-name="ce7" office:value-type="float" office:value="1.5">
            <text:p>1.5</text:p>
          </table:table-cell>
          <table:table-cell/>
          <table:table-cell table:style-name="ce13" office:value-type="string">
            <text:p>UC5</text:p>
          </table:table-cell>
          <table:table-cell table:style-name="ce15" office:value-type="string">
            <text:p>ViewFeedback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/>
          <table:table-cell table:style-name="ce13" office:value-type="string">
            <text:p>UC6</text:p>
          </table:table-cell>
          <table:table-cell table:style-name="ce15" office:value-type="string">
            <text:p>ManageWatchList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5.design</text:p>
          </table:table-cell>
          <table:table-cell table:style-name="ce7" office:value-type="float" office:value="2">
            <text:p>2</text:p>
          </table:table-cell>
          <table:table-cell/>
          <table:table-cell table:style-name="ce13" office:value-type="string">
            <text:p>UC7</text:p>
          </table:table-cell>
          <table:table-cell table:style-name="ce15" office:value-type="string">
            <text:p>ManageUsers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/>
          <table:table-cell table:style-name="ce13" office:value-type="string">
            <text:p>UC8</text:p>
          </table:table-cell>
          <table:table-cell table:style-name="ce15" office:value-type="string">
            <text:p>ViewMyDetails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5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4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5">
            <text:p>15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5.5">
            <text:p>5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6">
            <text:p>1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7">
            <text:p>1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9">
            <text:p>19/03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0">
            <text:p>2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1">
            <text:p>2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2">
            <text:p>2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3">
            <text:p>23/03/13</text:p>
          </table:table-cell>
          <table:table-cell table:style-name="ce7" office:value-type="string">
            <text:p>UC1.Coding</text:p>
          </table:table-cell>
          <table:table-cell table:style-name="ce7" office:value-type="float" office:value="4.5">
            <text:p>4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4">
            <text:p>24/03/13</text:p>
          </table:table-cell>
          <table:table-cell table:style-name="ce7" office:value-type="string">
            <text:p>UC.designDOC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5">
            <text:p>25/03/13</text:p>
          </table:table-cell>
          <table:table-cell table:style-name="ce7" office:value-type="string">
            <text:p>Other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6">
            <text:p>2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7">
            <text:p>2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8">
            <text:p>2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9">
            <text:p>29/03/13</text:p>
          </table:table-cell>
          <table:table-cell table:style-name="ce7" office:value-type="string">
            <text:p>Others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30">
            <text:p>3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31">
            <text:p>31/03/13</text:p>
          </table:table-cell>
          <table:table-cell table:style-name="ce7" office:value-type="string">
            <text:p>UC1.Coding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1">
            <text:p>01/04/13</text:p>
          </table:table-cell>
          <table:table-cell table:style-name="ce7" office:value-type="string">
            <text:p>UC1.Coding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2">
            <text:p>02/04/13</text:p>
          </table:table-cell>
          <table:table-cell office:value-type="string">
            <text:p>UC1.Coding</text:p>
          </table:table-cell>
          <table:table-cell office:value-type="float" office:value="3.5">
            <text:p>3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3">
            <text:p>03/04/13</text:p>
          </table:table-cell>
          <table:table-cell office:value-type="string">
            <text:p>uc.coding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4">
            <text:p>04/04/13</text:p>
          </table:table-cell>
          <table:table-cell table:style-name="ce10" office:value-type="string">
            <text:p>Nothing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3-04-05">
            <text:p>05/04/13</text:p>
          </table:table-cell>
          <table:table-cell table:style-name="ce10" office:value-type="string">
            <text:p>Nothing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3-04-06">
            <text:p>06/04/13</text:p>
          </table:table-cell>
          <table:table-cell office:value-type="string">
            <text:p>UC.testing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7">
            <text:p>07/04/13</text:p>
          </table:table-cell>
          <table:table-cell office:value-type="string">
            <text:p>UC5.coding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8">
            <text:p>08/04/13</text:p>
          </table:table-cell>
          <table:table-cell office:value-type="string">
            <text:p>UC5.coding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9">
            <text:p>09/04/13</text:p>
          </table:table-cell>
          <table:table-cell office:value-type="string">
            <text:p>UC6.coding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10">
            <text:p>10/04/13</text:p>
          </table:table-cell>
          <table:table-cell office:value-type="string">
            <text:p>UC7.coding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11">
            <text:p>11/04/13</text:p>
          </table:table-cell>
          <table:table-cell office:value-type="string">
            <text:p>Nothing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3-04-12">
            <text:p>12/04/13</text:p>
          </table:table-cell>
          <table:table-cell office:value-type="string">
            <text:p>UC7.coding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13">
            <text:p>13/04/13</text:p>
          </table:table-cell>
          <table:table-cell office:value-type="string">
            <text:p>UC7.integration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14">
            <text:p>14/04/13</text:p>
          </table:table-cell>
          <table:table-cell office:value-type="string">
            <text:p>Integartion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14">
            <text:p>14/04/13</text:p>
          </table:table-cell>
          <table:table-cell office:value-type="string">
            <text:p>Meeting.TA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15">
            <text:p>15/04/13</text:p>
          </table:table-cell>
          <table:table-cell office:value-type="string">
            <text:p>UC.Integration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16">
            <text:p>16/04/13</text:p>
          </table:table-cell>
          <table:table-cell office:value-type="string">
            <text:p>UC8.coding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17">
            <text:p>17/04/13</text:p>
          </table:table-cell>
          <table:table-cell table:style-name="ce11" office:value-type="string">
            <text:p><text:s text:c="32"/>uc.Testing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18">
            <text:p>18/04/13</text:p>
          </table:table-cell>
          <table:table-cell office:value-type="string">
            <text:p>UC.Review</text:p>
          </table:table-cell>
          <table:table-cell office:value-type="float" office:value="5.5">
            <text:p>5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19">
            <text:p>19/04/13</text:p>
          </table:table-cell>
          <table:table-cell office:value-type="string">
            <text:p>UC.testing</text:p>
          </table:table-cell>
          <table:table-cell office:value-type="float" office:value="6.5">
            <text:p>6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4" table:number-rows-repeated="14">
          <table:table-cell table:style-name="ce3"/>
          <table:table-cell table:number-columns-repeated="1023"/>
        </table:table-row>
        <table:table-row table:style-name="ro4" table:number-rows-repeated="10484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tibind jha</meta:initial-creator>
    <meta:creation-date>2013-01-30T14:14:59</meta:creation-date>
    <dc:date>2013-04-19T22:14:04</dc:date>
    <dc:creator>Pratibind jha</dc:creator>
    <meta:editing-duration>PT16M55S</meta:editing-duration>
    <meta:editing-cycles>52</meta:editing-cycles>
    <meta:generator>LibreOffice/3.5$Linux_x86 LibreOffice_project/350m1$Build-2</meta:generator>
    <meta:document-statistic meta:table-count="3" meta:cell-count="285" meta:object-count="0"/>
  </office:meta>
</office:document-meta>
</file>